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2ce" officeooo:paragraph-rsid="000082ce" style:language-complex="th" style:country-complex="T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หหหหหหห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21-08-02T15:35:29.680000000</dc:date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</office:meta>
</office:document-meta>
</file>